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bold"/>
    </style:style>
    <style:style style:name="P2" style:family="paragraph" style:parent-style-name="Text_20_body" style:list-style-name="L3"/>
    <style:style style:name="P3" style:family="paragraph" style:parent-style-name="Text_20_body" style:list-style-name="L4"/>
    <style:style style:name="P4" style:family="paragraph" style:parent-style-name="Text_20_body" style:list-style-name="L1">
      <style:paragraph-properties fo:margin-top="0in" fo:margin-bottom="0in"/>
    </style:style>
    <style:style style:name="P5" style:family="paragraph" style:parent-style-name="Text_20_body" style:list-style-name="L2">
      <style:paragraph-properties fo:margin-top="0in" fo:margin-bottom="0in"/>
    </style:style>
    <style:style style:name="T1" style:family="text">
      <style:text-properties fo:font-style="italic"/>
    </style:style>
    <style:style style:name="T2" style:family="text">
      <style:text-properties fo:font-weight="bol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title"/><text:bookmark text:name="ebooksProductTitle"/>HOLD: How to Find, Buy, and Rent Houses for Wealth Kindle Edition </text:h>
      <text:section text:style-name="Sect1" text:name="byline">
        <text:p text:style-name="Text_20_body">by <text:a xlink:type="simple" xlink:href="https://www.amazon.com/s/ref=dp_byline_sr_ebooks_1?ie=UTF8&amp;text=Steve+Chader&amp;search-alias=digital-text&amp;field-author=Steve+Chader&amp;sort=relevancerank" text:style-name="Internet_20_link" text:visited-style-name="Visited_20_Internet_20_Link">Steve Chader</text:a> (Author), <text:a xlink:type="simple" xlink:href="https://www.amazon.com/s/ref=dp_byline_sr_ebooks_2?ie=UTF8&amp;text=Jennice+Doty&amp;search-alias=digital-text&amp;field-author=Jennice+Doty&amp;sort=relevancerank" text:style-name="Internet_20_link" text:visited-style-name="Visited_20_Internet_20_Link">Jennice Doty</text:a> (Author), <text:a xlink:type="simple" xlink:href="https://www.amazon.com/s/ref=dp_byline_sr_ebooks_3?ie=UTF8&amp;text=Jim+McKissack&amp;search-alias=digital-text&amp;field-author=Jim+McKissack&amp;sort=relevancerank" text:style-name="Internet_20_link" text:visited-style-name="Visited_20_Internet_20_Link">Jim McKissack</text:a> (Author), <text:a xlink:type="simple" xlink:href="https://www.amazon.com/s/ref=dp_byline_sr_ebooks_4?ie=UTF8&amp;text=Linda+McKissack&amp;search-alias=digital-text&amp;field-author=Linda+McKissack&amp;sort=relevancerank" text:style-name="Internet_20_link" text:visited-style-name="Visited_20_Internet_20_Link">Linda McKissack</text:a> (Author), <text:a xlink:type="simple" xlink:href="https://www.amazon.com/Jay-Papasan/e/B001IGUQ36/ref=dp_byline_cont_ebooks_5" text:style-name="Internet_20_link" text:visited-style-name="Visited_20_Internet_20_Link">Jay Papasan</text:a> (Author), <text:a xlink:type="simple" xlink:href="https://www.amazon.com/s/ref=dp_byline_sr_ebooks_6?ie=UTF8&amp;text=Gary+Keller&amp;search-alias=digital-text&amp;field-author=Gary+Keller&amp;sort=relevancerank" text:style-name="Internet_20_link" text:visited-style-name="Visited_20_Internet_20_Link">Gary Keller</text:a> (Author) </text:p>
      </text:section>
      <text:list xml:id="list6527079539170432448" text:style-name="L1">
        <text:list-item>
          <text:p text:style-name="P4"><text:span text:style-name="T2">File Size:</text:span> 34665 KB </text:p>
        </text:list-item>
      </text:list>
      <text:list xml:id="list5416867160166136218" text:style-name="L2">
        <text:list-item>
          <text:p text:style-name="P5"><text:span text:style-name="T2">Print Length:</text:span> 320 pages </text:p>
        </text:list-item>
      </text:list>
      <text:list xml:id="list936639189759206704" text:style-name="L3">
        <text:list-item>
          <text:p text:style-name="P2"><text:span text:style-name="T2">Publisher:</text:span> McGraw-Hill Education; 1 edition (September 25, 2012) </text:p>
        </text:list-item>
      </text:list>
      <text:h text:style-name="Heading_20_4" text:outline-level="4"><text:span text:style-name="T1">USA TODAY</text:span> BESTSELLER</text:h>
      <text:section text:style-name="Sect1" text:name="iframeContent">
        <text:p text:style-name="P1">Take HOLD of your financial future!</text:p>
        <text:p text:style-name="Text_20_body">Learn how to obtain financial freedom through real estate. The final book in Gary Keller’s national best-selling Millionaire Real Estate Investor trilogy teaches the proven, reliable real estate investing process to achieve financial wealth:</text:p>
        <text:list xml:id="list8598375766787174375" text:style-name="L4">
          <text:list-item>
            <text:p text:style-name="P3">Find – the right property for the right terms and at the right price.</text:p>
          </text:list-item>
          <text:list-item>
            <text:p text:style-name="P3">Analyze – an offer to make sure the numbers and terms make sense.</text:p>
          </text:list-item>
        </text:list>
        <text:p text:style-name="Text_20_body">3. Buy – an investment property where you make money going in.</text:p>
        <text:p text:style-name="Text_20_body">4. Manage – a property until it’s paid for or you have a large amount of equity to leverage.</text:p>
        <text:p text:style-name="Text_20_body">5. Grow – your way to wealth and financial freedom.</text:p>
      </text:section>
      <text:h text:style-name="Heading_20_3" text:outline-level="3">About the Authors</text:h>
      <text:p text:style-name="Text_20_body"><text:span text:style-name="T2">Steve Chader</text:span> contributed to both <text:span text:style-name="Emphasis">The Millionaire Real Estate Agent</text:span> and <text:span text:style-name="Emphasis">The Millionaire Real Estate Investor</text:span>. He has been investing in real estate since the 1970s with his father and grandfather as his first partners. Since then, Steve' has partnered with Jennice Doty to build a thriving real estate investment business with both residential and commercial income properties.<text:line-break/><text:span text:style-name="T2">Jennice Doty</text:span>, co-author of <text:span text:style-name="Emphasis">HOLD</text:span>, has been in the real estate industry since 1979. Together with investment partner Steve Chader, Jennice has built a successful career, providing management services for more than 1,000 residential homes and 35 commercial properties.<text:line-break/>Launching a longstanding career in real estate investing was not what <text:span text:style-name="T2">Jim McKissack</text:span>,<text:span text:style-name="Emphasis"> HOLD</text:span> co-author, had in mind when he and Linda―his wife and investment partner―bought their first investment property in 1991. The first investment was far from successful, but taught them many lessons, which they used to make the property cash flow. Today, Jim and Linda head a real estate enterprise that encompasses 79 single-family homes, 6 commercial buildings, 2 multifamily structures, 6 vacation rental cabins and 5 real estate franchises spanning three states, all with an annual cash flow of more than $1 million.<text:line-break/><text:span text:style-name="T2">Linda McKissack</text:span> is a Realtor, entrepreneur, author, and public speaker who began her real estate career in the 1980s. Linda has built a successful team, which includes her husband Jim, that has sold more than $40 million in volume. The <text:span text:style-name="Emphasis">HOLD</text:span> co-author has also made a career of helping others by sharing her successes in order for them to increase their revenue and grow their business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  </meta:initial-creator>
    <meta:creation-date>2016-09-27T23:15:01.24</meta:creation-date>
    <meta:document-statistic meta:table-count="0" meta:image-count="0" meta:object-count="0" meta:page-count="1" meta:paragraph-count="15" meta:word-count="425" meta:character-count="2613"/>
    <dc:date>2016-09-27T23:18:49.91</dc:date>
    <dc:creator>  </dc:creator>
    <meta:editing-duration>PT3M49S</meta:editing-duration>
    <meta:editing-cycles>1</meta:editing-cycles>
    <meta:generator>OpenOffice/4.1.2$Win32 OpenOffice.org_project/412m3$Build-9782</meta:generator>
  </office:meta>
</office:document-meta>
</file>